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OW TO DETERMINE GREATNESS (18:1-6, 10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OW TO DETERMINE GREATNESS (18:1-6, 10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llustration of a little child (18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llustration of a little child (18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tatement (18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piritual truth (18: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HOW TO DETERMINE GREATNESS (18:1-6, 10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illustration of a little child (18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ill treatment of a little child (18:6, 10-14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ill treatment of a little child (18:6, 10-14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enalty (18: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rotection (18:1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riority (18:11-14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HOW TO DETERMINE GREATNESS (18:1-6, 10-14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illustration of a little child (18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ill treatment of a little child (18:6, 10-1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MATTHEW 18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HOW TO DETERMINE GREATNESS (18:1-6, 10-1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HOW TO ESCAPE HELL (18:7-9): In highly metaphorical language, Jesus says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HOW TO ESCAPE HELL (18:7-9): In highly metaphorical language, Jesus says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Control what you do (18:7-8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Control what you see (18: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MATTHEW 18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HOW TO DETERMINE GREATNESS (18:1-6, 10-14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HOW TO ESCAPE HELL (18:7-9): In highly metaphorical language, Jesus says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HOW TO EXERCISE CHURCH DISCIPLINE (18:15-2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HOW TO EXERCISE CHURCH DISCIPLINE (18:15-20)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procedure (18:15-17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procedure (18:15-17)<text:s text:c="1"/></text:span><text:span text:style-name="a573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If your brother sins against you, go to him in private, and attempt to reconcile the matter (18:15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If this fails, take someone with you (18:16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f this fails, bring the matter before the church (18:17a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If this fails, dismiss the unrepentant brother (18:17b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HOW TO EXERCISE CHURCH DISCIPLINE (18:15-20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procedure (18:15-17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promise (18:18-20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MATTHEW 18</text:span><text:span text:style-name="a609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HOW TO DETERMINE GREATNESS (18:1-6, 10-14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HOW TO ESCAPE HELL (18:7-9): In highly metaphorical language, Jesus says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HOW TO EXERCISE CHURCH DISCIPLINE (18:15-20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HOW TO FORGIVE YOUR BROTHER (18:21-35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-title-Title-Slide" presentation:presentation-page-layout-name="Master1-PPL1" draw:id="Slide-269">
        <draw:frame draw:id="id109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HOW TO FORGIVE YOUR BROTHER (18:21-35)<text:s text:c="1"/></text:span><text:span text:style-name="a630" text:class-names=""/></text:p>
          </draw:text-box>
          <svg:title/>
          <svg:desc/>
        </draw:frame>
        <draw:frame draw:id="id110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The percentage (18:21-22)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percentage (18:21-22)<text:s text:c="1"/></text:span><text:span text:style-name="a640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Peter to Jesus (18:21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Jesus to Peter (18:22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HOW TO FORGIVE YOUR BROTHER (18:21-35)<text:s text:c="1"/></text:span><text:span text:style-name="a655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percentage (18:21-2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parable (18:23-35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-title-Title-Slide" presentation:presentation-page-layout-name="Master1-PPL1" draw:id="Slide-272">
        <draw:frame draw:id="id115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The parable (18:23-35):<text:s text:c="1"/></text:span><text:span text:style-name="a670" text:class-names=""/></text:p>
          </draw:text-box>
          <svg:title/>
          <svg:desc/>
        </draw:frame>
        <draw:frame draw:id="id116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Scene one (18:23-27):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8" draw:style-name="a678" draw:master-page-name="Master1-Layout12-tx-Title-and-Text" presentation:presentation-page-layout-name="Master1-PPL12" draw:id="Slide-273">
        <draw:frame draw:id="id117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Scene one (18:23-27):<text:s text:c="1"/></text:span><text:span text:style-name="a680" text:class-names=""/></text:p>
          </draw:text-box>
          <svg:title/>
          <svg:desc/>
        </draw:frame>
        <draw:frame draw:id="id118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debt (18:23-24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decree (18:25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desperation (18:2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deliverance (18:27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9" draw:style-name="a699" draw:master-page-name="Master1-Layout12-tx-Title-and-Text" presentation:presentation-page-layout-name="Master1-PPL12" draw:id="Slide-274">
        <draw:frame draw:id="id119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parable (18:23-35):<text:s text:c="1"/></text:span><text:span text:style-name="a701" text:class-names=""/></text:p>
          </draw:text-box>
          <svg:title/>
          <svg:desc/>
        </draw:frame>
        <draw:frame draw:id="id120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Scene one (18:23-27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Scene two (18:28-30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0" draw:style-name="a714" draw:master-page-name="Master1-Layout12-tx-Title-and-Text" presentation:presentation-page-layout-name="Master1-PPL12" draw:id="Slide-275">
        <draw:frame draw:id="id121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Scene two (18:28-30):<text:s text:c="1"/></text:span><text:span text:style-name="a716" text:class-names=""/></text:p>
          </draw:text-box>
          <svg:title/>
          <svg:desc/>
        </draw:frame>
        <draw:frame draw:id="id122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pitiful request (18:28-29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pitiless response (18:30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1" draw:style-name="a729" draw:master-page-name="Master1-Layout12-tx-Title-and-Text" presentation:presentation-page-layout-name="Master1-PPL12" draw:id="Slide-276">
        <draw:frame draw:id="id123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parable (18:23-35):<text:s text:c="1"/></text:span><text:span text:style-name="a731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Scene one (18:23-27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Scene two (18:28-30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Scene three (18:31-35):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-title-Title-Slide" presentation:presentation-page-layout-name="Master1-PPL1" draw:id="Slide-277">
        <draw:frame draw:id="id125" presentation:style-name="a751" draw:name="Title 1" svg:x="1.38in" svg:y="0.83in" svg:width="10.3in" svg:height="4.42in" presentation:class="title" presentation:placeholder="false">
          <draw:text-box>
            <text:p text:style-name="a750" text:class-names="" text:cond-style-name=""><text:span text:style-name="a748" text:class-names=""><text:s text:c="1"/>Scene three (18:31-35):</text:span><text:span text:style-name="a749" text:class-names=""/></text:p>
          </draw:text-box>
          <svg:title/>
          <svg:desc/>
        </draw:frame>
        <draw:frame draw:id="id126" presentation:style-name="a756" draw:name="Subtitle 2" svg:x="1.38in" svg:y="5.25in" svg:width="10.3in" svg:height="1.85in" presentation:class="subtitle" presentation:placeholder="false">
          <draw:text-box>
            <text:p text:style-name="a753" text:class-names="" text:cond-style-name=""><text:span text:style-name="a752" text:class-names=""><text:s text:c="1"/>The outrage (18:31-33):<text:s text:c="1"/></text:span></text:p>
            <text:p text:style-name="a755" text:class-names="" text:cond-style-name=""><text:span text:style-name="a754" text:class-names=""/></text:p>
          </draw:text-box>
          <svg:title/>
          <svg:desc/>
        </draw:frame>
      </draw:page>
      <draw:page draw:name="Slide23" draw:style-name="a757" draw:master-page-name="Master1-Layout12-tx-Title-and-Text" presentation:presentation-page-layout-name="Master1-PPL12" draw:id="Slide-278">
        <draw:frame draw:id="id127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<text:s text:c="1"/>The outrage (18:31-33):<text:s text:c="1"/></text:span><text:span text:style-name="a759" text:class-names=""/></text:p>
          </draw:text-box>
          <svg:title/>
          <svg:desc/>
        </draw:frame>
        <draw:frame draw:id="id128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 reminder (18:31-32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rebuke (18:33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4" draw:style-name="a772" draw:master-page-name="Master1-Layout12-tx-Title-and-Text" presentation:presentation-page-layout-name="Master1-PPL12" draw:id="Slide-279">
        <draw:frame draw:id="id129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Scene three (18:31-35):</text:span><text:span text:style-name="a774" text:class-names=""/></text:p>
          </draw:text-box>
          <svg:title/>
          <svg:desc/>
        </draw:frame>
        <draw:frame draw:id="id130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outrage (18:31-33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outcome (18:34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overall lesson (18:35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5" draw:style-name="a790" draw:master-page-name="Master1-Layout12-tx-Title-and-Text" presentation:presentation-page-layout-name="Master1-PPL12" draw:id="Slide-280">
        <draw:frame draw:id="id131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parable (18:23-35):<text:s text:c="1"/></text:span><text:span text:style-name="a792" text:class-names=""/></text:p>
          </draw:text-box>
          <svg:title/>
          <svg:desc/>
        </draw:frame>
        <draw:frame draw:id="id132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Scene one (18:23-27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Scene two (18:28-30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Scene three (18:31-35):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6" draw:style-name="a808" draw:master-page-name="Master1-Layout12-tx-Title-and-Text" presentation:presentation-page-layout-name="Master1-PPL12" draw:id="Slide-281">
        <draw:frame draw:id="id133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HOW TO FORGIVE YOUR BROTHER (18:21-35)<text:s text:c="1"/></text:span><text:span text:style-name="a810" text:class-names=""/></text:p>
          </draw:text-box>
          <svg:title/>
          <svg:desc/>
        </draw:frame>
        <draw:frame draw:id="id134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percentage (18:21-22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parable (18:23-35):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7" draw:style-name="a823" draw:master-page-name="Master1-Layout12-tx-Title-and-Text" presentation:presentation-page-layout-name="Master1-PPL12" draw:id="Slide-282">
        <draw:frame draw:id="id135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MATTHEW 18</text:span><text:span text:style-name="a825" text:class-names=""/></text:p>
          </draw:text-box>
          <svg:title/>
          <svg:desc/>
        </draw:frame>
        <draw:frame draw:id="id136" presentation:style-name="a843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HOW TO DETERMINE GREATNESS (18:1-6, 10-14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HOW TO ESCAPE HELL (18:7-9): In highly metaphorical language, Jesus says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HOW TO EXERCISE CHURCH DISCIPLINE (18:15-20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HOW TO FORGIVE YOUR BROTHER (18:21-35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8</dc:title>
    <meta:initial-creator>David STRICKLAND</meta:initial-creator>
    <dc:creator>David STRICKLAND</dc:creator>
    <meta:creation-date>2020-02-22T17:36:05Z</meta:creation-date>
    <dc:date>2020-02-22T17:36:06Z</dc:date>
    <meta:template xlink:href="BibleStudy" xlink:type="simple"/>
    <meta:editing-cycles>1</meta:editing-cycles>
    <meta:editing-duration>PT0S</meta:editing-duration>
    <meta:document-statistic meta:paragraph-count="88" meta:word-count="681"/>
  </office:meta>
</office:document-meta>
</file>